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Inter" fo:font-size="13pt" fo:font-weight="normal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line-height="150%"/>
      <style:text-properties officeooo:paragraph-rsid="001bdc4e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style:font-name="Cantarell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Inter"/>
    </style:style>
    <style:style style:name="T4" style:family="text">
      <style:text-properties style:font-name="Inter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Inter" fo:font-weight="normal" style:font-weight-asian="normal" style:font-weight-complex="normal"/>
    </style:style>
    <style:style style:name="T6" style:family="text">
      <style:text-properties style:font-name="Inter" fo:font-size="13pt" fo:font-weight="normal" style:font-size-asian="13pt" style:font-weight-asian="normal" style:font-size-complex="13pt" style:font-weight-complex="normal"/>
    </style:style>
    <style:style style:name="T7" style:family="text">
      <style:text-properties style:font-name="Inter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6">Dies ist ein lebendiges, sich fortwährend erneuerndes Denkprojekt, das sich mit der Frage des Menschen und der Deutung der Geschichte befasst.<text:line-break/>Es erhebt nicht den Anspruch, eine endgültige Wahrheit zu besitzen, noch verteidigt es Ideen aus Starrsinn,<text:line-break/>sondern verpflichtet sich der intellektuellen Redlichkeit, der ethischen Verantwortung<text:line-break/>und dem Recht der Ideen, überprüft und weiterentwickelt zu werden, wann immer das Verständnis dies erfordert.</text:span></text:span></text:p>
      <text:p text:style-name="P1">Das Projekt geht nicht von einer vorgefertigten Ideologie aus,<text:line-break/>sondern von einer menschlichen Frage:<text:line-break/>Wie können wir Geschichte verstehen, ohne unsere Menschlichkeit zu verlieren?<text:line-break/>Und wie können wir den Menschen verstehen, ohne die Geschichte zu verfälschen?</text:p>
      <text:p text:style-name="P1">Diese Arbeit wird in mehreren Sprachen veröffentlicht,<text:line-break/>aus der Überzeugung heraus, dass menschliches Denken keine Heimat kennt<text:line-break/>und dass der Dialog weiter reicht als jede einzelne Kultur.</text:p>
      <text:p text:style-name="P2"><text:span text:style-name="Strong_20_Emphasis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8:53:49.326719403</meta:creation-date>
    <dc:date>2026-01-07T19:13:21.612604024</dc:date>
    <meta:editing-duration>PT29M48S</meta:editing-duration>
    <meta:editing-cycles>12</meta:editing-cycles>
    <meta:generator>LibreOffice/7.4.7.2$Linux_X86_64 LibreOffice_project/40$Build-2</meta:generator>
    <meta:document-statistic meta:table-count="0" meta:image-count="0" meta:object-count="0" meta:page-count="1" meta:paragraph-count="3" meta:word-count="125" meta:character-count="890" meta:non-whitespace-character-count="768"/>
  </office:meta>
</office:document-meta>
</file>